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ingStoreException.BackingStoreException( String s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ingStoreException.BackingStore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ckingStoreException.initCause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ingStore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